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LUSel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WbSel</text:p>
          </table:table-cell>
          <table:table-cell office:value-type="string" calcext:value-type="string">
            <text:p>ImmSel</text:p>
          </table:table-cell>
          <table:table-cell office:value-type="string" calcext:value-type="string">
            <text:p>WbEn</text:p>
          </table:table-cell>
          <table:table-cell office:value-type="string" calcext:value-type="string">
            <text:p>LdType</text:p>
          </table:table-cell>
          <table:table-cell office:value-type="string" calcext:value-type="string">
            <text:p>StType</text:p>
          </table:table-cell>
          <table:table-cell office:value-type="string" calcext:value-type="string">
            <text:p>BrType</text:p>
          </table:table-cell>
          <table:table-cell office:value-type="string" calcext:value-type="string">
            <text:p>PCSel</text:p>
          </table:table-cell>
          <table:table-cell office:value-type="string" calcext:value-type="string">
            <text:p>MemEn</text:p>
          </table:table-cell>
          <table:table-cell office:value-type="string" calcext:value-type="string">
            <text:p>CSRCmd</text:p>
          </table:table-cell>
          <table:table-cell office:value-type="string" calcext:value-type="string">
            <text:p>Ebreak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LUI <text:s text:c="2"/>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LU_COPY_B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UIPC 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L <text:s text:c="2"/>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PC4</text:p>
          </table:table-cell>
          <table:table-cell office:value-type="string" calcext:value-type="string">
            <text:p>IMM_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A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LR 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PC4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A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Q <text:s text:c="2"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EQ 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NE <text:s text:c="2"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NE 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LT <text:s text:c="2"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LT 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GE <text:s text:c="2"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GE 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LTU 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LT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GEU 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PC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GE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B <text:s text:c="3"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MEM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LB 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H <text:s text:c="3"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MEM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LH 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W <text:s text:c="3"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MEM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LW 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BU <text:s text:c="2"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MEM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LBU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HU <text:s text:c="2"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MEM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LHU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B <text:s text:c="3"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SB 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 <text:s text:c="3"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SH 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 <text:s text:c="3"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SW 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I 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LTI 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SLT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LTIU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SLTU <text:s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I 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XOR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I <text:s text:c="2"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OR <text:s text:c="3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I 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_AN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LLI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U_SLL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LI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U_SRL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AI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U_SRA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IMM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IMM_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AD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SUB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LL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SLL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LT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SLT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LTU <text:s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SLTU <text:s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XOR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L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SRL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A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SRA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 <text:s text:c="3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OR <text:s text:c="3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_AND <text:s text:c="2"/>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B_RS2</text:p>
          </table:table-cell>
          <table:table-cell office:value-type="string" calcext:value-type="string">
            <text:p>WB_ALU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RRW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U_COPY_A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WB_CSR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W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RRS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U_COPY_A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WB_CSR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RRC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U_COPY_A</text:p>
          </table:table-cell>
          <table:table-cell office:value-type="string" calcext:value-type="string">
            <text:p>A_RS1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WB_CSR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RRWI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DontCare</text:p>
          </table:table-cell>
          <table:table-cell office:value-type="string" calcext:value-type="string">
            <text:p>WB_CSR</text:p>
          </table:table-cell>
          <table:table-cell office:value-type="string" calcext:value-type="string">
            <text:p>IMM_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W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RRSI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DontCare</text:p>
          </table:table-cell>
          <table:table-cell office:value-type="string" calcext:value-type="string">
            <text:p>WB_CSR</text:p>
          </table:table-cell>
          <table:table-cell office:value-type="string" calcext:value-type="string">
            <text:p>IMM_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RRCI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DontCare</text:p>
          </table:table-cell>
          <table:table-cell office:value-type="string" calcext:value-type="string">
            <text:p>WB_CSR</text:p>
          </table:table-cell>
          <table:table-cell office:value-type="string" calcext:value-type="string">
            <text:p>IMM_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PC_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BREAK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LL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D_XXX</text:p>
          </table:table-cell>
          <table:table-cell office:value-type="string" calcext:value-type="string">
            <text:p>ST_XXX</text:p>
          </table:table-cell>
          <table:table-cell office:value-type="string" calcext:value-type="string">
            <text:p>BR_XXX</text:p>
          </table:table-cell>
          <table:table-cell office:value-type="string" calcext:value-type="string">
            <text:p>DontC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R_P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M4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09:51:54.643549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8:32:20.490708141</meta:creation-date>
    <dc:date>2024-09-27T17:02:23.488982255</dc:date>
    <meta:editing-duration>PT16H57M</meta:editing-duration>
    <meta:editing-cycles>6</meta:editing-cycles>
    <meta:generator>LibreOffice/24.2.6.2$Linux_X86_64 LibreOffice_project/420$Build-2</meta:generator>
    <meta:document-statistic meta:table-count="1" meta:cell-count="733" meta:object-count="0"/>
  </office:meta>
</office:document-meta>
</file>